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9.009cm" svg:x="1.4cm" svg:y="3.81cm" presentation:class="outline" presentation:user-transformed="true">
          <draw:text-box>
            <text:p text:style-name="P1">Text 1</text:p>
            <text:p text:style-name="P1">Text 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Collabora_OfficeDev/6.2.10.13$Linux_X86_64 LibreOffice_project/7b3959b848e8bfc592903c5f69d16afee762cd44</meta:generator>
    <dc:date>2020-06-03T14:10:27.410313139</dc:date>
    <meta:editing-duration>PT3M11S</meta:editing-duration>
    <meta:editing-cycles>11</meta:editing-cycles>
    <meta:document-statistic meta:object-count="24"/>
  </office:meta>
</office:document-meta>
</file>